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0457in" fo:margin-bottom="0.0457in" style:line-height-at-least="0.1465in" fo:text-indent="0in" style:auto-text-indent="false"/>
      <style:text-properties fo:font-variant="normal" fo:text-transform="none" fo:color="#333333" style:font-name="Verdana" fo:font-size="9.25pt" fo:letter-spacing="normal" fo:font-style="normal" fo:font-weight="normal"/>
    </style:style>
    <style:style style:name="P2" style:family="paragraph" style:parent-style-name="Text_20_body">
      <style:paragraph-properties fo:margin-left="0in" fo:margin-right="0in" fo:margin-top="0.0457in" fo:margin-bottom="0.0457in" style:line-height-at-least="0.1465in" fo:text-indent="0in" style:auto-text-indent="false"/>
      <style:text-properties fo:font-variant="normal" fo:text-transform="none" fo:color="#333333" fo:letter-spacing="normal"/>
    </style:style>
    <style:style style:name="P3" style:family="paragraph" style:parent-style-name="Text_20_body">
      <style:paragraph-properties fo:margin-left="0in" fo:margin-right="0in" fo:margin-top="0.0457in" fo:margin-bottom="0.0457in" style:line-height-at-least="0.1465in" fo:text-indent="0in" style:auto-text-indent="false"/>
    </style:style>
    <style:style style:name="T1" style:family="text">
      <style:text-properties fo:font-variant="normal" fo:text-transform="none" fo:color="#333333" style:font-name="Verdana" fo:font-size="9.2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6 Main Reasons Most Diets Don't Work</text:h>
      <text:p text:style-name="P1"/>
      <text:p text:style-name="P1">You want to feel more energetic, and lose fat from your hips and belly. You want to feel good again! What if you could lose a pound a day for 7 days? You can. With the revolutionary 7-Day Diet, you can finally lose weight fast, without depriving yourself, and learn how to never gain it back.</text:p>
      <text:p text:style-name="P2"> </text:p>
      <text:p text:style-name="P1">Let's talk about the 6 main reasons most diets don't work.</text:p>
      <text:p text:style-name="P2"> </text:p>
      <text:p text:style-name="P3"><text:span text:style-name="Strong_20_Emphasis"><text:span text:style-name="T1">1. The diet industry has fooled you.</text:span></text:span><text:span text:style-name="T1"> The products they sell are meant to make profits, not help people lose weight. After all, if they really helped people lose weight, who would be left to buy the products?</text:span></text:p>
      <text:p text:style-name="P2"> </text:p>
      <text:p text:style-name="P3"><text:span text:style-name="Strong_20_Emphasis"><text:span text:style-name="T1">2. Cellular inflammation is the main culprit of weight-gain.</text:span></text:span><text:span text:style-name="T1"> Controlling cellular inflammation is the key to losing weight and regaining the feeling of well-being you crave. Your body's immunity will go up when cellular inflammation goes down.</text:span></text:p>
      <text:p text:style-name="P2"> </text:p>
      <text:p text:style-name="P3"><text:span text:style-name="Strong_20_Emphasis"><text:span text:style-name="T1">3. Eating less calories and exercising more is NOT the answer to weight loss.</text:span></text:span><text:span text:style-name="T1">  Surprised? Of course, it's great to cut down on intake and increase your aerobic health with exercise. But all calories are not the same. Some calories give us energy, while others load us with fat. </text:span></text:p>
      <text:p text:style-name="P2"> </text:p>
      <text:p text:style-name="P3"><text:span text:style-name="Strong_20_Emphasis"><text:span text:style-name="T1">4. Diets discourage you.</text:span></text:span><text:span text:style-name="T1"> Most diets are simply torture! They don't encourage you to continue dieting, and you give up. The 7-Day Diet rewards you along the way. And the biggest reward is seeing results, fast.</text:span></text:p>
      <text:p text:style-name="P2"> </text:p>
      <text:p text:style-name="P3"><text:span text:style-name="Strong_20_Emphasis"><text:span text:style-name="T1">5. Most diets are too complicated and confusing.</text:span></text:span><text:span text:style-name="T1"> You need a clear, simple, step-by-step system that's easy to follow, makes sense, and doesn't totally disrupt your life. The 7-Day System leads you carefully through every day of your diet, like a supportive friend.</text:span></text:p>
      <text:p text:style-name="P2"> </text:p>
      <text:p text:style-name="P3"><text:span text:style-name="Strong_20_Emphasis"><text:span text:style-name="T1">6. Most diets do not target the stored fatty acids that cause weight-gain. </text:span></text:span><text:span text:style-name="T1">All calories are not alike!</text:span><text:span text:style-name="Strong_20_Emphasis"><text:span text:style-name="T1"> </text:span></text:span><text:span text:style-name="T1">The best fat-loss tip is avoiding the kind of calories that actually make you fat. The 7-Day Diet reveals which calories to eat, and which to avoid.</text:span></text:p>
      <text:p text:style-name="P2">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For: HireWriters.com 1/27/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rothy Snyder</meta:initial-creator>
    <meta:creation-date>2015-01-27T14:44:18</meta:creation-date>
    <dc:date>2015-01-27T14:51:50</dc:date>
    <dc:creator>Dorothy Snyder</dc:creator>
    <meta:editing-duration>PT7M33S</meta:editing-duration>
    <meta:editing-cycles>2</meta:editing-cycles>
    <meta:generator>OpenOffice/4.1.1$Unix OpenOffice.org_project/411m6$Build-9775</meta:generator>
    <meta:document-statistic meta:table-count="0" meta:image-count="0" meta:object-count="0" meta:page-count="1" meta:paragraph-count="18" meta:word-count="326" meta:character-count="1879"/>
  </office:meta>
</office:document-meta>
</file>